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oma" svg:font-family="Loma" style:font-adornments="Book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ntegers" style:family="table">
      <style:table-properties style:width="6.6896in" table:align="left"/>
    </style:style>
    <style:style style:name="Integers.A" style:family="table-column">
      <style:table-column-properties style:column-width="2.5in"/>
    </style:style>
    <style:style style:name="Integers.B" style:family="table-column">
      <style:table-column-properties style:column-width="0.8799in"/>
    </style:style>
    <style:style style:name="Integers.C" style:family="table-column">
      <style:table-column-properties style:column-width="2.1826in"/>
    </style:style>
    <style:style style:name="Integers.D" style:family="table-column">
      <style:table-column-properties style:column-width="1.1271in"/>
    </style:style>
    <style:style style:name="Integers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ntegers.D1" style:family="table-cell">
      <style:table-cell-properties fo:background-color="#cccccc" fo:padding="0.0382in" fo:border="0.05pt solid #000000">
        <style:background-image/>
      </style:table-cell-properties>
    </style:style>
    <style:style style:name="Integers.A2" style:family="table-cell">
      <style:table-cell-properties fo:padding="0.0382in" fo:border-left="0.05pt solid #000000" fo:border-right="none" fo:border-top="none" fo:border-bottom="0.05pt solid #000000"/>
    </style:style>
    <style:style style:name="Integers.B2" style:family="table-cell">
      <style:table-cell-properties fo:padding="0.0382in" fo:border-left="0.05pt solid #000000" fo:border-right="none" fo:border-top="none" fo:border-bottom="0.05pt solid #000000"/>
    </style:style>
    <style:style style:name="Integers.C2" style:family="table-cell">
      <style:table-cell-properties fo:padding="0.0382in" fo:border-left="0.05pt solid #000000" fo:border-right="none" fo:border-top="none" fo:border-bottom="0.05pt solid #000000"/>
    </style:style>
    <style:style style:name="Integers.D2" style:family="table-cell">
      <style:table-cell-properties fo:padding="0.0382in" fo:border-left="0.05pt solid #000000" fo:border-right="0.05pt solid #000000" fo:border-top="none" fo:border-bottom="0.05pt solid #000000"/>
    </style:style>
    <style:style style:name="Integers.A3" style:family="table-cell">
      <style:table-cell-properties fo:padding="0.0382in" fo:border-left="0.05pt solid #000000" fo:border-right="none" fo:border-top="none" fo:border-bottom="0.05pt solid #000000"/>
    </style:style>
    <style:style style:name="Integers.B3" style:family="table-cell">
      <style:table-cell-properties fo:padding="0.0382in" fo:border-left="0.05pt solid #000000" fo:border-right="none" fo:border-top="none" fo:border-bottom="0.05pt solid #000000"/>
    </style:style>
    <style:style style:name="Integers.C3" style:family="table-cell">
      <style:table-cell-properties fo:padding="0.0382in" fo:border-left="0.05pt solid #000000" fo:border-right="none" fo:border-top="none" fo:border-bottom="0.05pt solid #000000"/>
    </style:style>
    <style:style style:name="Integers.D3" style:family="table-cell">
      <style:table-cell-properties fo:padding="0.0382in" fo:border-left="0.05pt solid #000000" fo:border-right="0.05pt solid #000000" fo:border-top="none" fo:border-bottom="0.05pt solid #000000"/>
    </style:style>
    <style:style style:name="Integers.A4" style:family="table-cell">
      <style:table-cell-properties fo:padding="0.0382in" fo:border-left="0.05pt solid #000000" fo:border-right="none" fo:border-top="none" fo:border-bottom="0.05pt solid #000000"/>
    </style:style>
    <style:style style:name="Integers.B4" style:family="table-cell">
      <style:table-cell-properties fo:padding="0.0382in" fo:border-left="0.05pt solid #000000" fo:border-right="none" fo:border-top="none" fo:border-bottom="0.05pt solid #000000"/>
    </style:style>
    <style:style style:name="Integers.C4" style:family="table-cell">
      <style:table-cell-properties fo:padding="0.0382in" fo:border-left="0.05pt solid #000000" fo:border-right="0.05pt solid #000000" fo:border-top="none" fo:border-bottom="0.05pt solid #000000"/>
    </style:style>
    <style:style style:name="Integers.A5" style:family="table-cell">
      <style:table-cell-properties fo:padding="0.0382in" fo:border-left="0.05pt solid #000000" fo:border-right="none" fo:border-top="none" fo:border-bottom="0.05pt solid #000000"/>
    </style:style>
    <style:style style:name="Integers.B5" style:family="table-cell">
      <style:table-cell-properties fo:padding="0.0382in" fo:border-left="0.05pt solid #000000" fo:border-right="none" fo:border-top="none" fo:border-bottom="0.05pt solid #000000"/>
    </style:style>
    <style:style style:name="Integers.C5" style:family="table-cell">
      <style:table-cell-properties fo:padding="0.0382in" fo:border-left="0.05pt solid #000000" fo:border-right="0.05pt solid #000000" fo:border-top="none" fo:border-bottom="0.05pt solid #000000"/>
    </style:style>
    <style:style style:name="Integers.A6" style:family="table-cell">
      <style:table-cell-properties fo:padding="0.0382in" fo:border-left="0.05pt solid #000000" fo:border-right="none" fo:border-top="none" fo:border-bottom="0.05pt solid #000000"/>
    </style:style>
    <style:style style:name="Integers.B6" style:family="table-cell">
      <style:table-cell-properties fo:padding="0.0382in" fo:border-left="0.05pt solid #000000" fo:border-right="none" fo:border-top="none" fo:border-bottom="0.05pt solid #000000"/>
    </style:style>
    <style:style style:name="Integers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285in" table:align="left"/>
    </style:style>
    <style:style style:name="Table3.A" style:family="table-column">
      <style:table-column-properties style:column-width="1.1271in"/>
    </style:style>
    <style:style style:name="Table3.B" style:family="table-column">
      <style:table-column-properties style:column-width="5.5014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background-color="#ffffff" fo:padding-left="0.0521in" fo:padding-right="0.0521in" fo:padding-top="0.0729in" fo:padding-bottom="0.0729in" fo:border="0.05pt solid #d4d4d4">
        <style:background-image/>
      </style:table-cell-properties>
    </style:style>
    <style:style style:name="Table3.2" style:family="table-row">
      <style:table-row-properties fo:background-color="#f1f1f1">
        <style:background-image/>
      </style:table-row-properties>
    </style:style>
    <style:style style:name="Table3.A10" style:family="table-cell">
      <style:table-cell-properties style:vertical-align="middle" fo:background-color="#ffffff" fo:padding-left="0.0521in" fo:padding-right="0.0521in" fo:padding-top="0.0729in" fo:padding-bottom="0.0729in" fo:border-left="0.05pt solid #d4d4d4" fo:border-right="0.05pt solid #d4d4d4" fo:border-top="none" fo:border-bottom="0.05pt solid #d4d4d4">
        <style:background-image/>
      </style:table-cell-properties>
    </style:style>
    <style:style style:name="P1" style:family="paragraph" style:parent-style-name="Standard">
      <style:text-properties style:font-name="Arial1" fo:font-size="10pt" fo:language="en" fo:country="US" fo:font-style="normal" style:text-underline-style="none" fo:font-weight="normal" officeooo:rsid="00117ca6" officeooo:paragraph-rsid="00117ca6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Arial1" fo:font-size="10pt" fo:language="en" fo:country="US" fo:font-style="normal" style:text-underline-style="none" fo:font-weight="normal" officeooo:rsid="001235de" officeooo:paragraph-rsid="001235de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font-name="Arial1" fo:font-size="10pt" fo:language="en" fo:country="US" fo:font-style="normal" style:text-underline-style="none" fo:font-weight="normal" officeooo:rsid="001398e1" officeooo:paragraph-rsid="001398e1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1398e1" officeooo:paragraph-rsid="001398e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150115" officeooo:paragraph-rsid="0015011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150115" officeooo:paragraph-rsid="00152a62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150115" officeooo:paragraph-rsid="0025bbd1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152a62" officeooo:paragraph-rsid="00152a6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293033" officeooo:paragraph-rsid="00293033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color="#000000" style:font-name="Arial1" fo:font-size="10pt" fo:language="en" fo:country="US" fo:font-style="normal" style:text-underline-style="none" fo:font-weight="normal" officeooo:rsid="0021decc" officeooo:paragraph-rsid="0021decc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color="#000000"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color="#000000" style:font-name="Arial1" fo:font-size="10pt" fo:font-style="normal" style:text-underline-style="none" fo:font-weight="normal" officeooo:rsid="0027e72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color="#000000" style:font-name="Arial1" fo:font-size="10pt" fo:font-style="normal" style:text-underline-style="none" fo:font-weight="normal" officeooo:rsid="0019350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color="#000000" style:font-name="Arial1" fo:font-size="10pt" fo:font-style="normal" style:text-underline-style="none" fo:font-weight="normal" officeooo:rsid="0021decc" officeooo:paragraph-rsid="0035849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fo:color="#000000" style:font-name="Arial1" fo:font-size="10pt" fo:font-style="normal" style:text-underline-style="none" fo:font-weight="normal" officeooo:rsid="0029303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000000" style:font-name="Arial1" fo:font-size="10pt" fo:font-style="normal" style:text-underline-style="solid" style:text-underline-width="auto" style:text-underline-color="font-color" fo:font-weight="bold" officeooo:paragraph-rsid="0025bbd1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fo:font-size="10pt" officeooo:rsid="002f639e" officeooo:paragraph-rsid="002f639e" style:font-size-asian="10pt" style:font-size-complex="10pt"/>
    </style:style>
    <style:style style:name="P19" style:family="paragraph" style:parent-style-name="Standard">
      <style:text-properties fo:font-size="10pt" officeooo:rsid="002f5a0e" officeooo:paragraph-rsid="002f5a0e" style:font-size-asian="10pt" style:font-size-complex="10pt"/>
    </style:style>
    <style:style style:name="P20" style:family="paragraph" style:parent-style-name="Standard">
      <style:text-properties fo:font-size="10pt" officeooo:rsid="0030d3b8" officeooo:paragraph-rsid="0030d3b8" style:font-size-asian="10pt" style:font-size-complex="10pt"/>
    </style:style>
    <style:style style:name="P21" style:family="paragraph" style:parent-style-name="Standard">
      <style:text-properties officeooo:rsid="002f5a0e"/>
    </style:style>
    <style:style style:name="P22" style:family="paragraph" style:parent-style-name="Standard">
      <style:text-properties officeooo:rsid="00350619" officeooo:paragraph-rsid="00350619"/>
    </style:style>
    <style:style style:name="P2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Arial1" fo:font-size="10pt" fo:language="en" fo:country="US" fo:font-style="normal" style:text-underline-style="none" fo:font-weight="normal" officeooo:rsid="001398e1" officeooo:paragraph-rsid="001398e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Arial1" fo:font-size="10pt" fo:language="en" fo:country="US" fo:font-style="normal" style:text-underline-style="none" fo:font-weight="normal" officeooo:rsid="001398e1" officeooo:paragraph-rsid="001398e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codesql">
      <style:paragraph-properties fo:padding="0.0291in" fo:border-left="none" fo:border-right="none" fo:border-top="none" fo:border-bottom="0.99pt solid #000000" style:join-border="false"/>
      <style:text-properties fo:color="#000000" style:font-name="Arial1" fo:font-size="10pt" fo:font-style="normal" style:text-underline-style="none" fo:font-weight="normal" officeooo:rsid="0019dbf5" officeooo:paragraph-rsid="0019dbf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codesql">
      <style:text-properties fo:color="#000000" style:font-name="Arial1" fo:font-size="10pt" fo:font-style="normal" style:text-underline-style="none" fo:font-weight="normal" officeooo:paragraph-rsid="0027e72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codesql">
      <style:text-properties fo:color="#000000" style:font-name="Arial1" fo:font-size="10pt" fo:font-style="normal" style:text-underline-style="none" fo:font-weight="normal" officeooo:rsid="0027e722" officeooo:paragraph-rsid="0027e722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codesql">
      <style:text-properties fo:color="#000000" style:font-name="Arial1" fo:font-size="10pt" fo:font-style="normal" style:text-underline-style="none" fo:font-weight="normal" officeooo:rsid="0019350c" officeooo:paragraph-rsid="0019350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codesql">
      <style:text-properties fo:color="#000000" style:font-name="Arial1" fo:font-size="10pt" fo:font-style="normal" style:text-underline-style="none" fo:font-weight="normal" officeooo:paragraph-rsid="002d922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codesql">
      <style:text-properties fo:color="#000000" style:font-name="Arial1" fo:font-size="10pt" fo:font-style="normal" style:text-underline-style="none" fo:font-weight="normal" officeooo:rsid="0019dbf5" officeooo:paragraph-rsid="0019dbf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codesql">
      <style:text-properties officeooo:rsid="0030d3b8" officeooo:paragraph-rsid="0030d3b8"/>
    </style:style>
    <style:style style:name="P32" style:family="paragraph" style:parent-style-name="codesql">
      <style:text-properties officeooo:rsid="00330fae" officeooo:paragraph-rsid="00330fae"/>
    </style:style>
    <style:style style:name="P33" style:family="paragraph" style:parent-style-name="codesql">
      <style:text-properties officeooo:rsid="003b2ce4" officeooo:paragraph-rsid="003b2ce4"/>
    </style:style>
    <style:style style:name="P34" style:family="paragraph" style:parent-style-name="codesql2">
      <style:text-properties officeooo:paragraph-rsid="002f5a0e"/>
    </style:style>
    <style:style style:name="P35" style:family="paragraph" style:parent-style-name="codesql2">
      <style:text-properties officeooo:paragraph-rsid="002f639e"/>
    </style:style>
    <style:style style:name="P36" style:family="paragraph" style:parent-style-name="codesql2">
      <style:text-properties officeooo:paragraph-rsid="0035849d"/>
    </style:style>
    <style:style style:name="P37" style:family="paragraph" style:parent-style-name="codesql2">
      <style:text-properties officeooo:rsid="0038ba4d" officeooo:paragraph-rsid="0038ba4d"/>
    </style:style>
    <style:style style:name="P38" style:family="paragraph" style:parent-style-name="Standard">
      <style:text-properties style:font-name="Arial1" fo:font-size="10pt" fo:language="en" fo:country="US" fo:font-style="normal" style:text-underline-style="none" fo:font-weight="normal" officeooo:rsid="001235de" officeooo:paragraph-rsid="003c27a2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style:font-name="Arial1" fo:font-size="10pt" fo:language="en" fo:country="US" fo:font-style="normal" style:text-underline-style="none" fo:font-weight="normal" officeooo:rsid="001235de" officeooo:paragraph-rsid="003faf0c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style:font-name="Arial1" fo:font-size="10pt" fo:language="en" fo:country="US" fo:font-style="normal" style:text-underline-style="none" fo:font-weight="normal" officeooo:rsid="003faf0c" officeooo:paragraph-rsid="003faf0c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4">
      <style:text-properties style:font-name="Arial1" fo:font-size="10pt" fo:language="en" fo:country="US" fo:font-style="normal" style:text-underline-style="none" fo:font-weight="normal" officeooo:rsid="003faf0c" officeooo:paragraph-rsid="003faf0c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officeooo:paragraph-rsid="003faf0c"/>
    </style:style>
    <style:style style:name="P43" style:family="paragraph" style:parent-style-name="Standard" style:list-style-name="L3">
      <style:text-properties officeooo:rsid="003faf0c" officeooo:paragraph-rsid="003faf0c"/>
    </style:style>
    <style:style style:name="P44" style:family="paragraph" style:parent-style-name="Standard">
      <style:text-properties officeooo:rsid="0040e80a" officeooo:paragraph-rsid="0040e80a"/>
    </style:style>
    <style:style style:name="P4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paragraph-rsid="00117ca6"/>
    </style:style>
    <style:style style:name="P46" style:family="paragraph" style:parent-style-name="codesql" style:list-style-name="L2">
      <style:text-properties fo:color="#000000" style:font-name="Arial1" fo:font-size="10pt" fo:font-style="normal" style:text-underline-style="none" fo:font-weight="normal" officeooo:paragraph-rsid="0025bbd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codesql" style:list-style-name="L2">
      <style:text-properties fo:color="#000000" style:font-name="Arial1" fo:font-size="10pt" fo:font-style="normal" style:text-underline-style="none" fo:font-weight="normal" officeooo:rsid="0035849d" officeooo:paragraph-rsid="0035849d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codesql">
      <style:text-properties officeooo:rsid="003d7155" officeooo:paragraph-rsid="003d7155"/>
    </style:style>
    <style:style style:name="P49" style:family="paragraph" style:parent-style-name="Heading_20_2">
      <style:text-properties officeooo:rsid="0019350c" officeooo:paragraph-rsid="002d9226"/>
    </style:style>
    <style:style style:name="T1" style:family="text">
      <style:text-properties officeooo:rsid="00150115"/>
    </style:style>
    <style:style style:name="T2" style:family="text">
      <style:text-properties officeooo:rsid="0019350c"/>
    </style:style>
    <style:style style:name="T3" style:family="text">
      <style:text-properties officeooo:rsid="001fd551"/>
    </style:style>
    <style:style style:name="T4" style:family="text">
      <style:text-properties officeooo:rsid="0021decc"/>
    </style:style>
    <style:style style:name="T5" style:family="text">
      <style:text-properties officeooo:rsid="0023bfd4"/>
    </style:style>
    <style:style style:name="T6" style:family="text">
      <style:text-properties officeooo:rsid="0024921b"/>
    </style:style>
    <style:style style:name="T7" style:family="text">
      <style:text-properties officeooo:rsid="0025bbd1"/>
    </style:style>
    <style:style style:name="T8" style:family="text">
      <style:text-properties officeooo:rsid="0027e722"/>
    </style:style>
    <style:style style:name="T9" style:family="text">
      <style:text-properties officeooo:rsid="002e2f80"/>
    </style:style>
    <style:style style:name="T10" style:family="text">
      <style:text-properties officeooo:rsid="002f5a0e"/>
    </style:style>
    <style:style style:name="T11" style:family="text">
      <style:text-properties officeooo:rsid="002f639e"/>
    </style:style>
    <style:style style:name="T12" style:family="text">
      <style:text-properties officeooo:rsid="0030d3b8"/>
    </style:style>
    <style:style style:name="T13" style:family="text">
      <style:text-properties fo:font-weight="bold"/>
    </style:style>
    <style:style style:name="T14" style:family="text">
      <style:text-properties officeooo:rsid="00323f04"/>
    </style:style>
    <style:style style:name="T15" style:family="text">
      <style:text-properties officeooo:rsid="00350619"/>
    </style:style>
    <style:style style:name="T16" style:family="text">
      <style:text-properties officeooo:rsid="0035849d"/>
    </style:style>
    <style:style style:name="T17" style:family="text">
      <style:text-properties officeooo:rsid="00377b97"/>
    </style:style>
    <style:style style:name="T18" style:family="text">
      <style:text-properties officeooo:rsid="0038ba4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3b2ce4"/>
    </style:style>
    <style:style style:name="T21" style:family="text">
      <style:text-properties officeooo:rsid="003c27a2"/>
    </style:style>
    <style:style style:name="T22" style:family="text">
      <style:text-properties officeooo:rsid="003faf0c"/>
    </style:style>
    <style:style style:name="T23" style:family="text">
      <style:text-properties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Arial1" fo:font-size="10pt" fo:language="en" fo:country="US" fo:font-style="normal" style:text-underline-style="none" fo:font-weight="normal" officeooo:rsid="003faf0c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ySQL Reference Card</text:h>
      <text:p text:style-name="P44">Version: 0.1</text:p>
      <text:p text:style-name="P44">Author: ProgM4c</text:p>
      <text:p text:style-name="P45"/>
      <text:h text:style-name="Heading_20_2" text:outline-level="2">Attribute Types</text:h>
      <text:p text:style-name="P1"/>
      <text:p text:style-name="P2">Numbers</text:p>
      <table:table table:name="Integers" table:style-name="Integers">
        <table:table-column table:style-name="Integers.A"/>
        <table:table-column table:style-name="Integers.B"/>
        <table:table-column table:style-name="Integers.C"/>
        <table:table-column table:style-name="Integers.D"/>
        <table:table-row>
          <table:table-cell table:style-name="Integers.A1" office:value-type="string">
            <text:p text:style-name="codesql">Name</text:p>
          </table:table-cell>
          <table:table-cell table:style-name="Integers.A1" office:value-type="string">
            <text:p text:style-name="P48">Coded on</text:p>
          </table:table-cell>
          <table:table-cell table:style-name="Integers.A1" office:value-type="string">
            <text:p text:style-name="codesql">Name</text:p>
          </table:table-cell>
          <table:table-cell table:style-name="Integers.D1" office:value-type="string">
            <text:p text:style-name="P48">Coded on</text:p>
          </table:table-cell>
        </table:table-row>
        <table:table-row>
          <table:table-cell table:style-name="Integers.A2" office:value-type="string">
            <text:p text:style-name="codesql">TINYINT</text:p>
          </table:table-cell>
          <table:table-cell table:style-name="Integers.B2" office:value-type="string">
            <text:p text:style-name="codesql">1 byte</text:p>
          </table:table-cell>
          <table:table-cell table:style-name="Integers.C2" office:value-type="string">
            <text:p text:style-name="codesql">FLOAT(W, D) </text:p>
          </table:table-cell>
          <table:table-cell table:style-name="Integers.D2" office:value-type="string">
            <text:p text:style-name="codesql">4 byte<text:span text:style-name="T21">s</text:span></text:p>
          </table:table-cell>
        </table:table-row>
        <table:table-row>
          <table:table-cell table:style-name="Integers.A3" office:value-type="string">
            <text:p text:style-name="codesql">SMALLINT</text:p>
          </table:table-cell>
          <table:table-cell table:style-name="Integers.B3" office:value-type="string">
            <text:p text:style-name="codesql">2 byte<text:span text:style-name="T21">s</text:span></text:p>
          </table:table-cell>
          <table:table-cell table:style-name="Integers.C3" office:value-type="string">
            <text:p text:style-name="codesql">DOUBLE(W, D)</text:p>
          </table:table-cell>
          <table:table-cell table:style-name="Integers.D3" office:value-type="string">
            <text:p text:style-name="codesql">8 byte<text:span text:style-name="T21">s</text:span></text:p>
          </table:table-cell>
        </table:table-row>
        <table:table-row>
          <table:table-cell table:style-name="Integers.A4" office:value-type="string">
            <text:p text:style-name="codesql">MEDIUMINT</text:p>
          </table:table-cell>
          <table:table-cell table:style-name="Integers.B4" office:value-type="string">
            <text:p text:style-name="codesql">3 byte<text:span text:style-name="T21">s</text:span></text:p>
          </table:table-cell>
          <table:table-cell table:style-name="Integers.C6" table:number-rows-spanned="3" table:number-columns-spanned="2" office:value-type="string">
            <text:p text:style-name="codesql">W: width(number of digits with the '.')</text:p>
            <text:p text:style-name="codesql">D: number of decimals</text:p>
          </table:table-cell>
          <table:covered-table-cell/>
        </table:table-row>
        <table:table-row>
          <table:table-cell table:style-name="Integers.A5" office:value-type="string">
            <text:p text:style-name="codesql">INT</text:p>
          </table:table-cell>
          <table:table-cell table:style-name="Integers.B5" office:value-type="string">
            <text:p text:style-name="codesql">4 byte<text:span text:style-name="T21">s</text:span></text:p>
          </table:table-cell>
          <table:covered-table-cell/>
          <table:covered-table-cell/>
        </table:table-row>
        <table:table-row>
          <table:table-cell table:style-name="Integers.A6" office:value-type="string">
            <text:p text:style-name="codesql">BIGINT</text:p>
          </table:table-cell>
          <table:table-cell table:style-name="Integers.B6" office:value-type="string">
            <text:p text:style-name="codesql">8 byte<text:span text:style-name="T21">s</text:span></text:p>
          </table:table-cell>
          <table:covered-table-cell/>
          <table:covered-table-cell/>
        </table:table-row>
      </table:table>
      <text:p text:style-name="P38"/>
      <text:p text:style-name="P42"><text:span text:style-name="T24">Parameters:</text:span></text:p>
      <text:list xml:id="list535155083893142280" text:style-name="L3">
        <text:list-item>
          <text:p text:style-name="P43"><text:span text:style-name="T23">UNSIGNED</text:span></text:p>
        </text:list-item>
        <text:list-item>
          <text:p text:style-name="P43"><text:span text:style-name="T23">ZEROFILL</text:span></text:p>
        </text:list-item>
      </text:list>
      <text:p text:style-name="P39"/>
      <text:p text:style-name="P40">Coded on:</text:p>
      <text:list xml:id="list1595671095093067279" text:style-name="L4">
        <text:list-item>
          <text:p text:style-name="P41">SIGNED : <draw:frame draw:style-name="fr1" draw:name="Object1" text:anchor-type="as-char" svg:y="-0.172in" svg:width="2.289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1">UNSIGNED: <draw:frame draw:style-name="fr1" draw:name="Object2" text:anchor-type="as-char" svg:y="-0.172in" svg:width="1.4299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40"/>
      <text:p text:style-name="P38"/>
      <text:p text:style-name="P38">Strings (between ' '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codesql">Name</text:p>
          </table:table-cell>
          <table:table-cell table:style-name="Table1.B1" office:value-type="string">
            <text:p text:style-name="codesql">Size</text:p>
          </table:table-cell>
        </table:table-row>
        <table:table-row>
          <table:table-cell table:style-name="Table1.A8" office:value-type="string">
            <text:p text:style-name="codesql">CHAR(M)</text:p>
          </table:table-cell>
          <table:table-cell table:style-name="Table1.B8" office:value-type="string">
            <text:p text:style-name="codesql">String <text:span text:style-name="T22">with fixed size</text:span>, 1 &lt;= M &lt;= 255</text:p>
          </table:table-cell>
        </table:table-row>
        <table:table-row>
          <table:table-cell table:style-name="Table1.A8" office:value-type="string">
            <text:p text:style-name="codesql">VARCHAR(M)</text:p>
          </table:table-cell>
          <table:table-cell table:style-name="Table1.B8" office:value-type="string">
            <text:p text:style-name="codesql">String with variable size, 1 &lt;= M &lt;= 255</text:p>
          </table:table-cell>
        </table:table-row>
        <table:table-row>
          <table:table-cell table:style-name="Table1.A8" office:value-type="string">
            <text:p text:style-name="codesql">TINYTEXT</text:p>
          </table:table-cell>
          <table:table-cell table:style-name="Table1.B8" office:value-type="string">
            <text:p text:style-name="codesql">Max length = 255</text:p>
          </table:table-cell>
        </table:table-row>
        <table:table-row>
          <table:table-cell table:style-name="Table1.A8" office:value-type="string">
            <text:p text:style-name="codesql">TEXT</text:p>
          </table:table-cell>
          <table:table-cell table:style-name="Table1.B8" office:value-type="string">
            <text:p text:style-name="codesql">Max length = 65535</text:p>
          </table:table-cell>
        </table:table-row>
        <table:table-row>
          <table:table-cell table:style-name="Table1.A8" office:value-type="string">
            <text:p text:style-name="codesql">MEDIUMTEXT</text:p>
          </table:table-cell>
          <table:table-cell table:style-name="Table1.B8" office:value-type="string">
            <text:p text:style-name="codesql">Max length = 16777215</text:p>
          </table:table-cell>
        </table:table-row>
        <table:table-row>
          <table:table-cell table:style-name="Table1.A8" office:value-type="string">
            <text:p text:style-name="codesql">LONGTEXT</text:p>
          </table:table-cell>
          <table:table-cell table:style-name="Table1.B8" office:value-type="string">
            <text:p text:style-name="codesql">Max length = 4294967295</text:p>
          </table:table-cell>
        </table:table-row>
        <table:table-row>
          <table:table-cell table:style-name="Table1.A8" office:value-type="string">
            <text:p text:style-name="codesql">DECIMAL(M, D)</text:p>
          </table:table-cell>
          <table:table-cell table:style-name="Table1.B8" office:value-type="string">
            <text:p text:style-name="codesql">Simulate a floating point number in a string format</text:p>
          </table:table-cell>
        </table:table-row>
      </table:table>
      <text:p text:style-name="P1"/>
      <text:p text:style-name="P2">Date and Time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codesql">Name</text:p>
          </table:table-cell>
          <table:table-cell table:style-name="Table2.B1" office:value-type="string">
            <text:p text:style-name="P33">Format</text:p>
          </table:table-cell>
        </table:table-row>
        <table:table-row>
          <table:table-cell table:style-name="Table2.A7" office:value-type="string">
            <text:p text:style-name="codesql">DATE</text:p>
          </table:table-cell>
          <table:table-cell table:style-name="Table2.B7" office:value-type="string">
            <text:p text:style-name="codesql">AAAA-MM-JJ</text:p>
          </table:table-cell>
        </table:table-row>
        <table:table-row>
          <table:table-cell table:style-name="Table2.A7" office:value-type="string">
            <text:p text:style-name="codesql">DATETIME</text:p>
          </table:table-cell>
          <table:table-cell table:style-name="Table2.B7" office:value-type="string">
            <text:p text:style-name="codesql">AAAA-MM-JJ HH:MM:SS</text:p>
          </table:table-cell>
        </table:table-row>
        <table:table-row>
          <table:table-cell table:style-name="Table2.A7" office:value-type="string">
            <text:p text:style-name="codesql">TIMESTAMP</text:p>
          </table:table-cell>
          <table:table-cell table:style-name="Table2.B7" office:value-type="string">
            <text:p text:style-name="codesql">AAAAMMJJHHMMSS</text:p>
          </table:table-cell>
        </table:table-row>
        <table:table-row>
          <table:table-cell table:style-name="Table2.A7" office:value-type="string">
            <text:p text:style-name="codesql">TIMESTAMP(M)</text:p>
          </table:table-cell>
          <table:table-cell table:style-name="Table2.B7" office:value-type="string">
            <text:p text:style-name="codesql">First M characters of a TIMESTAMP</text:p>
          </table:table-cell>
        </table:table-row>
        <table:table-row>
          <table:table-cell table:style-name="Table2.A7" office:value-type="string">
            <text:p text:style-name="codesql">TIME</text:p>
          </table:table-cell>
          <table:table-cell table:style-name="Table2.B7" office:value-type="string">
            <text:p text:style-name="codesql">HH:MM:SS</text:p>
          </table:table-cell>
        </table:table-row>
        <table:table-row>
          <table:table-cell table:style-name="Table2.A7" office:value-type="string">
            <text:p text:style-name="codesql">YEAR</text:p>
          </table:table-cell>
          <table:table-cell table:style-name="Table2.B7" office:value-type="string">
            <text:p text:style-name="codesql">AAAA</text:p>
          </table:table-cell>
        </table:table-row>
      </table:table>
      <text:p text:style-name="P2"/>
      <text:p text:style-name="P2"/>
      <text:p text:style-name="P3">ENUM: take one value in the defined list (can be NULL)</text:p>
      <text:p text:style-name="P3">syntax:</text:p>
      <text:p text:style-name="codesql2">attr_name ENUM('value1', 'value2', …) <text:span text:style-name="T20">{NULL | NOT</text:span> NUL<text:span text:style-name="T20">L}</text:span></text:p>
      <text:p text:style-name="P23"><text:soft-page-break/></text:p>
      <text:h text:style-name="Heading_20_2" text:outline-level="2"><text:span text:style-name="T1">D</text:span>atabase queries</text:h>
      <text:p text:style-name="P3"/>
      <text:p text:style-name="P4">create a database </text:p>
      <text:p text:style-name="codesql2">CREATE DATABASE [IF NOT EXISTS] &lt;db_name&gt;;</text:p>
      <text:p text:style-name="codesql"/>
      <text:p text:style-name="P4">delete <text:s/>a database</text:p>
      <text:p text:style-name="codesql2">DROP DATABSE [IF EXISTS] &lt;db_name&gt;;</text:p>
      <text:p text:style-name="P4"/>
      <text:p text:style-name="P4">rename a database</text:p>
      <text:p text:style-name="codesql2">ALTER DATABASE &lt;db_name&gt; RENAME &lt;db_new_name&gt;;</text:p>
      <text:p text:style-name="P4"/>
      <text:p text:style-name="P4">list databases</text:p>
      <text:p text:style-name="codesql2">SHOW DATABASES;</text:p>
      <text:p text:style-name="P4"/>
      <text:p text:style-name="P4">select a database</text:p>
      <text:p text:style-name="codesql2">USE &lt;db_name&gt;;</text:p>
      <text:p text:style-name="P4"/>
      <text:p text:style-name="P24"/>
      <text:h text:style-name="Heading_20_2" text:outline-level="2"><text:span text:style-name="T1">T</text:span>able queries</text:h>
      <text:p text:style-name="P4"/>
      <text:p text:style-name="P5">show a table</text:p>
      <text:p text:style-name="codesql2">SHOW TABLES;</text:p>
      <text:p text:style-name="P8"/>
      <text:p text:style-name="P9">rename a table</text:p>
      <text:p text:style-name="codesql2">ALTER TABLE &lt;table_name&gt; RENAME &lt;new_name&gt;;</text:p>
      <text:p text:style-name="P8"/>
      <text:p text:style-name="P5">describe a table</text:p>
      <text:p text:style-name="codesql2">DESCRIBE &lt;table&gt;;</text:p>
      <text:p text:style-name="P6"/>
      <text:p text:style-name="P7">delete a table</text:p>
      <text:p text:style-name="codesql2">DROP TABLE &lt;table_name&gt;;</text:p>
      <text:p text:style-name="P8"/>
      <text:p text:style-name="P16"><text:span text:style-name="T7">type of </text:span>constraints</text:p>
      <text:list xml:id="list1091457337782107019" text:style-name="L2">
        <text:list-item>
          <text:p text:style-name="P46">NOT NULL</text:p>
        </text:list-item>
        <text:list-item>
          <text:p text:style-name="P46">UNIQUE</text:p>
        </text:list-item>
        <text:list-item>
          <text:p text:style-name="P46">PRIMARY KEY <text:span text:style-name="T4">= NOT NULL + UNIQUE</text:span></text:p>
        </text:list-item>
        <text:list-item>
          <text:p text:style-name="P46">FOREIGN KEY</text:p>
        </text:list-item>
        <text:list-item>
          <text:p text:style-name="P46">CHECK</text:p>
        </text:list-item>
        <text:list-item>
          <text:p text:style-name="P46">DEFAULT</text:p>
        </text:list-item>
        <text:list-item>
          <text:p text:style-name="P47">AUTO_INCREMENT</text:p>
        </text:list-item>
      </text:list>
      <text:p text:style-name="P8"/>
      <text:p text:style-name="P11">create a table</text:p>
      <text:p text:style-name="codesql2">CREATE TABLE &lt;table_name&gt; (</text:p>
      <text:p text:style-name="codesql2"><text:tab/>&lt;attr1&gt; &lt;datatype1&gt;(size) &lt;constraints&gt;,</text:p>
      <text:p text:style-name="codesql2"><text:tab/>&lt;attr1&gt; &lt;datatype1&gt;(size) &lt;constraints&gt;,</text:p>
      <text:p text:style-name="codesql2"><text:tab/>…</text:p>
      <text:p text:style-name="codesql2"><text:tab/><text:span text:style-name="T17">PRIMARY KEY(&lt;pk&gt;)</text:span></text:p>
      <text:p text:style-name="codesql2">);</text:p>
      <text:p text:style-name="P10"/>
      <text:p text:style-name="P14">add / delete a constraints</text:p>
      <text:p text:style-name="P36">ALTER TABLE <text:span text:style-name="T6">&lt;table_name&gt; </text:span>ADD CONSTRAINT &lt;const_<text:span text:style-name="T5">name</text:span>&gt; TYPEOFCONSTRAINT (&lt;attr1&gt;, …)</text:p>
      <text:p text:style-name="codesql2">ALTER TABLE &lt;table_name&gt; DROP <text:span text:style-name="T8">[</text:span>CONSTRAINT &lt;const_name&gt; <text:span text:style-name="T8">| TYPEOFCONSTRAINT &lt;const_name&gt;];</text:span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soft-page-break/><text:span text:style-name="T9">M</text:span>odify table structur<text:span text:style-name="T16">e</text:span></text:h>
      <text:p text:style-name="P26"/>
      <text:p text:style-name="P12">add / delete attribute</text:p>
      <text:p text:style-name="codesql2"><text:span text:style-name="T8">A</text:span>LTER TABLE &lt;table_name&gt; ADD &lt;attr&gt; &lt;type&gt; [FIRST|AFTER &lt;other_attr&gt;];</text:p>
      <text:p text:style-name="codesql2">ALTER TABLE &lt;table_name&gt; DROP &lt;attr&gt;<text:span text:style-name="T2"> ;</text:span></text:p>
      <text:p text:style-name="P26"/>
      <text:p text:style-name="P13">add / delete default value to an column</text:p>
      <text:p text:style-name="codesql2">ALTER TABLE &lt;table_name&gt; ALTER &lt;attr&gt; {SET DEFAULT &lt;default_value&gt;|DROP DEFAULT};</text:p>
      <text:p text:style-name="P27"/>
      <text:p text:style-name="P15">change definition of an attribute without/with renaming it</text:p>
      <text:p text:style-name="codesql2">ALTER TABLE &lt;table_name&gt; MODIFY &lt;attr_name&gt; &lt;new_type&gt;;</text:p>
      <text:p text:style-name="codesql2">ALTER TABLE &lt;table_name&gt; CHANGE &lt;attr_name&gt; &lt;attr_new_name&gt; &lt;new_type&gt;;</text:p>
      <text:h text:style-name="P49" text:outline-level="2">Inserting data</text:h>
      <text:p text:style-name="codesql2"><text:span text:style-name="T3">I</text:span>NSERT INTO &lt;table_name&gt;(&lt;col1&gt;, &lt;col2&gt;, …) VALUES (&lt;val1&gt;, &lt;val2&gt;, …);</text:p>
      <text:p text:style-name="P29"/>
      <text:h text:style-name="Heading_20_2" text:outline-level="2">Modifying data</text:h>
      <text:p text:style-name="codesql2">UPDATE &lt;table_name&gt;</text:p>
      <text:p text:style-name="codesql2">SET &lt;field1&gt; = &lt;val1&gt;, &lt;field2&gt; = &lt;val2&gt;, …</text:p>
      <text:p text:style-name="codesql2">WHERE &lt;condition&gt;;</text:p>
      <text:p text:style-name="P28"/>
      <text:p text:style-name="P28"/>
      <text:h text:style-name="Heading_20_2" text:outline-level="2">Deleting data</text:h>
      <text:p text:style-name="codesql2">DELETE FROM &lt;table_name&gt; WHERE &lt;condition&gt;;</text:p>
      <text:p text:style-name="P30"/>
      <text:p text:style-name="P25"/>
      <text:h text:style-name="Heading_20_2" text:outline-level="2">Retrieving data</text:h>
      <text:p text:style-name="P17">Select statement</text:p>
      <text:p text:style-name="codesql2">SELECT [ DISTINCT ] attributs</text:p>
      <text:p text:style-name="codesql2">[ INTO OUTFILE fichier ]</text:p>
      <text:p text:style-name="codesql2">[ FROM relation ]</text:p>
      <text:p text:style-name="codesql2">[ WHERE condition ]</text:p>
      <text:p text:style-name="codesql2">[ GROUP BY attributs [ ASC | DESC ] ]</text:p>
      <text:p text:style-name="codesql2">[ HAVING condition ]</text:p>
      <text:p text:style-name="codesql2">[ ORDER BY attributs ]</text:p>
      <text:p text:style-name="codesql2">[ LIMIT [a,] b ]</text:p>
      <text:p text:style-name="Standard"/>
      <text:p text:style-name="P20">operators in a where claus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codesql">=</text:p>
          </table:table-cell>
          <table:table-cell table:style-name="Table3.A1" office:value-type="string">
            <text:p text:style-name="codesql">Equal</text:p>
          </table:table-cell>
        </table:table-row>
        <table:table-row table:style-name="Table3.2">
          <table:table-cell table:style-name="Table3.A1" office:value-type="string">
            <text:p text:style-name="codesql">&lt;&gt;</text:p>
          </table:table-cell>
          <table:table-cell table:style-name="Table3.A1" office:value-type="string">
            <text:p text:style-name="codesql">Not equal. <text:span text:style-name="T13">Note:</text:span> In some versions of SQL this operator may be written as !=</text:p>
          </table:table-cell>
        </table:table-row>
        <table:table-row table:style-name="Table3.1">
          <table:table-cell table:style-name="Table3.A1" office:value-type="string">
            <text:p text:style-name="codesql">&gt;</text:p>
          </table:table-cell>
          <table:table-cell table:style-name="Table3.A1" office:value-type="string">
            <text:p text:style-name="codesql">Greater than</text:p>
          </table:table-cell>
        </table:table-row>
        <table:table-row table:style-name="Table3.2">
          <table:table-cell table:style-name="Table3.A1" office:value-type="string">
            <text:p text:style-name="codesql">&lt;</text:p>
          </table:table-cell>
          <table:table-cell table:style-name="Table3.A1" office:value-type="string">
            <text:p text:style-name="codesql">Less than</text:p>
          </table:table-cell>
        </table:table-row>
        <table:table-row table:style-name="Table3.1">
          <table:table-cell table:style-name="Table3.A1" office:value-type="string">
            <text:p text:style-name="codesql">&gt;=</text:p>
          </table:table-cell>
          <table:table-cell table:style-name="Table3.A1" office:value-type="string">
            <text:p text:style-name="codesql">Greater than or equal</text:p>
          </table:table-cell>
        </table:table-row>
        <table:table-row table:style-name="Table3.2">
          <table:table-cell table:style-name="Table3.A1" office:value-type="string">
            <text:p text:style-name="codesql">&lt;=</text:p>
          </table:table-cell>
          <table:table-cell table:style-name="Table3.A1" office:value-type="string">
            <text:p text:style-name="codesql">Less than or equal</text:p>
          </table:table-cell>
        </table:table-row>
        <table:table-row table:style-name="Table3.1">
          <table:table-cell table:style-name="Table3.A1" office:value-type="string">
            <text:p text:style-name="codesql">BETWEEN</text:p>
          </table:table-cell>
          <table:table-cell table:style-name="Table3.A1" office:value-type="string">
            <text:p text:style-name="codesql">Between an inclusive range</text:p>
          </table:table-cell>
        </table:table-row>
        <table:table-row table:style-name="Table3.2">
          <table:table-cell table:style-name="Table3.A1" office:value-type="string">
            <text:p text:style-name="codesql">LIKE</text:p>
          </table:table-cell>
          <table:table-cell table:style-name="Table3.A1" office:value-type="string">
            <text:p text:style-name="codesql">Search for a pattern <text:span text:style-name="T14">('%' any sequence of characters '_' any character)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codesql"><text:span text:style-name="T12">[NOT] </text:span>IN</text:p>
          </table:table-cell>
          <table:table-cell table:style-name="Table3.A1" office:value-type="string">
            <text:p text:style-name="codesql">To specify multiple possible values for a column</text:p>
          </table:table-cell>
        </table:table-row>
        <table:table-row table:style-name="Table3.1">
          <table:table-cell table:style-name="Table3.A10" office:value-type="string">
            <text:p text:style-name="P31">IS [NOT] NULL</text:p>
          </table:table-cell>
          <table:table-cell table:style-name="Table3.A10" office:value-type="string">
            <text:p text:style-name="P31">To check if the value of a column is NULL or not</text:p>
          </table:table-cell>
        </table:table-row>
        <table:table-row table:style-name="Table3.1">
          <table:table-cell table:style-name="Table3.A10" office:value-type="string">
            <text:p text:style-name="P32">AND OR NOT</text:p>
          </table:table-cell>
          <table:table-cell table:style-name="Table3.A10" office:value-type="string">
            <text:p text:style-name="P32">Filter records based on more than once condition</text:p>
          </table:table-cell>
        </table:table-row>
      </table:table>
      <text:p text:style-name="P21"/>
      <text:p text:style-name="P19">Sub-requests</text:p>
      <text:p text:style-name="codesql2">SELECT * FROM <text:span text:style-name="T10">&lt;table&gt;</text:span> WHERE prix &gt; (SELECT MIN(prix) FROM tab2)</text:p>
      <text:p text:style-name="P34">SELECT * FROM <text:span text:style-name="T10">&lt;table&gt;</text:span> WHERE nom NOT IN (SELECT nom FROM tab2)</text:p>
      <text:p text:style-name="codesql2">SELECT * FROM <text:span text:style-name="T10">&lt;table&gt;</text:span> WHERE prix &gt; ALL (SELECT prix FROM tab2) (sup. à ttes les valeurs)</text:p>
      <text:p text:style-name="P34">SELECT * FROM <text:span text:style-name="T10">&lt;table&gt;</text:span> WHERE prix &gt; ANY (SELECT prix FROM tab2) (sup. à au moins 1)</text:p>
      <text:p text:style-name="Standard"/>
      <text:p text:style-name="P22"><text:span text:style-name="T19">SQL aliases on column / table</text:span> </text:p>
      <text:p text:style-name="codesql2">SELECT &lt;column&gt; AS &lt;col_alias&gt; FROM &lt;table&gt;<text:tab/><text:tab/><text:span text:style-name="T15">(alias a result)</text:span></text:p>
      <text:p text:style-name="codesql2">SELECT &lt;column&gt; FROM &lt;table&gt; AS &lt;new_name&gt;<text:tab/><text:tab/><text:span text:style-name="T15">(alias a table name)</text:span></text:p>
      <text:p text:style-name="Standard"/>
      <text:p text:style-name="P18">SQL functions</text:p>
      <text:p text:style-name="P35">AVG<text:span text:style-name="T18">()</text:span><text:tab/><text:tab/>- (moyenne)</text:p>
      <text:p text:style-name="P35">COUNT<text:span text:style-name="T18">()<text:tab/>- </text:span>(nombre d’élémen<text:span text:style-name="T11">t)</text:span></text:p>
      <text:p text:style-name="P35">MAX<text:span text:style-name="T18">()</text:span><text:tab/><text:tab/>- (maximum)</text:p>
      <text:p text:style-name="P35">MIN<text:span text:style-name="T18">()</text:span><text:tab/><text:tab/>- (minimum)</text:p>
      <text:p text:style-name="P35">SUM<text:span text:style-name="T18">()</text:span><text:tab/><text:tab/>- (somme)</text:p>
      <text:p text:style-name="P35"/>
      <text:p text:style-name="P37">UCASE()</text:p>
      <text:p text:style-name="P37">LCASE()</text:p>
      <text:p text:style-name="P37">LEN()</text:p>
      <text:p text:style-name="P37">NOW()</text:p>
      <text:p text:style-name="P37">FORMAT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oma" svg:font-family="Loma" style:font-adornments="Book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ma" fo:font-family="Loma" style:font-style-name="Book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" fo:font-family="Arial" style:font-style-name="Bold" style:font-family-generic="swiss" style:font-pitch="variable" fo:font-size="11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sql" style:family="paragraph" style:parent-style-name="Standard" style:class="text" style:master-page-name="">
      <style:paragraph-properties style:page-number="auto"/>
      <style:text-properties style:font-name="Courier 10 Pitch" fo:font-family="'Courier 10 Pitch'" style:font-style-name="Regular" style:font-pitch="fixed" fo:font-size="9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sql2" style:family="paragraph" style:parent-style-name="codesql" style:class="text" style:master-page-name="">
      <style:paragraph-properties style:page-number="auto" fo:background-color="#eeeeee">
        <style:background-image/>
      </style:paragraph-properties>
      <style:text-properties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2:45:07.108044056</meta:creation-date>
    <dc:date>2014-12-21T13:25:35.581396947</dc:date>
    <meta:editing-duration>PT5H12M57S</meta:editing-duration>
    <meta:editing-cycles>39</meta:editing-cycles>
    <meta:generator>LibreOffice/4.2.7.2$Linux_X86_64 LibreOffice_project/420m0$Build-2</meta:generator>
    <meta:document-statistic meta:table-count="4" meta:image-count="0" meta:object-count="2" meta:page-count="4" meta:paragraph-count="173" meta:word-count="625" meta:character-count="3716" meta:non-whitespace-character-count="3258"/>
  </office:meta>
</office:document-meta>
</file>

<file path=Object 1/content.xml><?xml version="1.0" encoding="utf-8"?>
<math xmlns="http://www.w3.org/1998/Math/MathML" display="block">
  <semantics>
    <mrow>
      <mrow>
        <mo stretchy="false">−</mo>
        <msup>
          <mn>2</mn>
          <mrow>
            <mrow>
              <mn>8</mn>
              <mo stretchy="false">∗</mo>
              <mi mathvariant="italic">CODED</mi>
            </mrow>
            <mo stretchy="false">−</mo>
            <mn>1</mn>
          </mrow>
        </msup>
      </mrow>
      <mo stretchy="false">⩽</mo>
      <mi mathvariant="italic">val</mi>
      <mo stretchy="false">⩽</mo>
      <mrow>
        <msup>
          <mn>2</mn>
          <mrow>
            <mrow>
              <mn>8</mn>
              <mo stretchy="false">∗</mo>
              <mi mathvariant="italic">CODED</mi>
            </mrow>
            <mo stretchy="false">−</mo>
            <mn>1</mn>
          </mrow>
        </msup>
        <mo stretchy="false">−</mo>
        <mn>1</mn>
      </mrow>
    </mrow>
    <annotation encoding="StarMath 5.0">-2^{8*CODED -1} leslant val leslant 2^{8*CODED -1} -1 </annotation>
  </semantics>
</math>
</file>

<file path=Object 2/content.xml><?xml version="1.0" encoding="utf-8"?>
<math xmlns="http://www.w3.org/1998/Math/MathML" display="block">
  <semantics>
    <mrow>
      <mn>0</mn>
      <mo stretchy="false">⩽</mo>
      <mi mathvariant="italic">val</mi>
      <mo stretchy="false">⩽</mo>
      <mrow>
        <msup>
          <mn>2</mn>
          <mrow>
            <mn>8</mn>
            <mo stretchy="false">∗</mo>
            <mi mathvariant="italic">CODED</mi>
          </mrow>
        </msup>
        <mo stretchy="false">−</mo>
        <mn>1</mn>
      </mrow>
    </mrow>
    <annotation encoding="StarMath 5.0">0 leslant  val leslant 2^{8*CODED}-1  </annotation>
  </semantics>
</math>
</file>